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yle.css </text:p>
      <text:p text:style-name="P2">body {</text:p>
      <text:p text:style-name="P2"><text:s text:c="2"/>margin: 0;</text:p>
      <text:p text:style-name="P2"><text:s text:c="2"/>font-family: Arial;</text:p>
      <text:p text:style-name="P2"><text:s text:c="2"/>background: linear-gradient(to bottom, #0b0c2a, #1a1a40);</text:p>
      <text:p text:style-name="P2"><text:s text:c="2"/>color: white;</text:p>
      <text:p text:style-name="P2"><text:s text:c="2"/>text-align: center;</text:p>
      <text:p text:style-name="P2">}</text:p>
      <text:p text:style-name="P2"/>
      <text:p text:style-name="P2">nav {</text:p>
      <text:p text:style-name="P2"><text:s text:c="2"/>background: black;</text:p>
      <text:p text:style-name="P2"><text:s text:c="2"/>padding: 15px;</text:p>
      <text:p text:style-name="P2">}</text:p>
      <text:p text:style-name="P2"/>
      <text:p text:style-name="P2">nav a {</text:p>
      <text:p text:style-name="P2"><text:s text:c="2"/>color: gold;</text:p>
      <text:p text:style-name="P2"><text:s text:c="2"/>margin: 10px;</text:p>
      <text:p text:style-name="P2"><text:s text:c="2"/>text-decoration: none;</text:p>
      <text:p text:style-name="P2">}</text:p>
      <text:p text:style-name="P2"/>
      <text:p text:style-name="P2">.hero {</text:p>
      <text:p text:style-name="P2"><text:s text:c="2"/>padding: 100px 20px;</text:p>
      <text:p text:style-name="P2">}</text:p>
      <text:p text:style-name="P2"/>
      <text:p text:style-name="P2">.btn {</text:p>
      <text:p text:style-name="P2"><text:s text:c="2"/>padding: 10px 20px;</text:p>
      <text:p text:style-name="P2"><text:s text:c="2"/>background: gold;</text:p>
      <text:p text:style-name="P2"><text:s text:c="2"/>color: black;</text:p>
      <text:p text:style-name="P2"><text:s text:c="2"/>text-decoration: none;</text:p>
      <text:p text:style-name="P2"><text:s text:c="2"/>border-radius: 5px;</text:p>
      <text:p text:style-name="P2">}</text:p>
      <text:p text:style-name="P2"/>
      <text:p text:style-name="P2">.card {</text:p>
      <text:p text:style-name="P2"><text:s text:c="2"/>background: rgba(255,255,255,0.1);</text:p>
      <text:p text:style-name="P2"><text:s text:c="2"/>margin: 20px;</text:p>
      <text:p text:style-name="P2"><text:s text:c="2"/>padding: 20px;</text:p>
      <text:p text:style-name="P2"><text:s text:c="2"/>border-radius: 10px;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SHITH AITHAL</meta:initial-creator>
    <meta:creation-date>2026-04-23T09:39:03.97</meta:creation-date>
    <meta:document-statistic meta:table-count="0" meta:image-count="0" meta:object-count="0" meta:page-count="1" meta:paragraph-count="33" meta:word-count="65" meta:character-count="482"/>
    <dc:date>2026-04-23T09:40:23.24</dc:date>
    <dc:creator>AKSHITH AITHAL</dc:creator>
    <meta:editing-duration>PT1M19S</meta:editing-duration>
    <meta:editing-cycles>1</meta:editing-cycles>
    <meta:generator>OpenOffice/4.1.16$Win32 OpenOffice.org_project/4116m3$Build-9816</meta:generator>
  </office:meta>
</office:document-meta>
</file>